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(x-x*)^2</text:p>
          </table:table-cell>
          <table:table-cell table:style-name="ce1" office:value-type="string" calcext:value-type="string">
            <text:p>(y-y*)^2</text:p>
          </table:table-cell>
          <table:table-cell table:style-name="ce1" office:value-type="string" calcext:value-type="string">
            <text:p>()+(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(x-x*)</text:p>
          </table:table-cell>
          <table:table-cell table:style-name="ce1" office:value-type="string" calcext:value-type="string">
            <text:p>(y-y*)</text:p>
          </table:table-cell>
          <table:table-cell table:style-name="ce1" office:value-type="string" calcext:value-type="string">
            <text:p>(x-x*)*(y-y*)</text:p>
          </table:table-cell>
          <table:table-cell table:style-name="ce1" office:value-type="string" calcext:value-type="string">
            <text:p>R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" calcext:value-type="float">
            <text:p>-15</text:p>
          </table:table-cell>
          <table:table-cell table:formula="of:=([.A2]-[.A$7])^2" office:value-type="float" office:value="400" calcext:value-type="float">
            <text:p>400</text:p>
          </table:table-cell>
          <table:table-cell table:formula="of:=([.B2]-[.B$7])^2" office:value-type="float" office:value="306.25" calcext:value-type="float">
            <text:p>306.25</text:p>
          </table:table-cell>
          <table:table-cell table:formula="of:=[.C2]+[.D2]" office:value-type="float" office:value="706.25" calcext:value-type="float">
            <text:p>706.25</text:p>
          </table:table-cell>
          <table:table-cell table:formula="of:=SQRT([.A2]^2+[.B2]^2)" office:value-type="float" office:value="200.561711201316" calcext:value-type="float">
            <text:p>200.561711201316</text:p>
          </table:table-cell>
          <table:table-cell table:formula="of:=[.A2]-[.A$7]" office:value-type="float" office:value="20" calcext:value-type="float">
            <text:p>20</text:p>
          </table:table-cell>
          <table:table-cell table:formula="of:=[.B2]-[.B$7]" office:value-type="float" office:value="-17.5" calcext:value-type="float">
            <text:p>-17.5</text:p>
          </table:table-cell>
          <table:table-cell table:formula="of:=[.G2]*[.H2]" office:value-type="float" office:value="-350" calcext:value-type="float">
            <text:p>-350</text:p>
          </table:table-cell>
          <table:table-cell table:formula="of:=SQRT([.B2]^2+([.A2]-[.$A$7])^2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formula="of:=([.A3]-[.A$7])^2" office:value-type="float" office:value="100" calcext:value-type="float">
            <text:p>100</text:p>
          </table:table-cell>
          <table:table-cell table:formula="of:=([.B3]-[.B$7])^2" office:value-type="float" office:value="306.25" calcext:value-type="float">
            <text:p>306.25</text:p>
          </table:table-cell>
          <table:table-cell table:formula="of:=[.C3]+[.D3]" office:value-type="float" office:value="406.25" calcext:value-type="float">
            <text:p>406.25</text:p>
          </table:table-cell>
          <table:table-cell table:formula="of:=SQRT([.A3]^2+[.B3]^2)" office:value-type="float" office:value="191.049731745428" calcext:value-type="float">
            <text:p>191.049731745428</text:p>
          </table:table-cell>
          <table:table-cell table:formula="of:=[.A3]-[.A$7]" office:value-type="float" office:value="10" calcext:value-type="float">
            <text:p>10</text:p>
          </table:table-cell>
          <table:table-cell table:formula="of:=[.B3]-[.B$7]" office:value-type="float" office:value="17.5" calcext:value-type="float">
            <text:p>17.5</text:p>
          </table:table-cell>
          <table:table-cell table:formula="of:=[.G3]*[.H3]" office:value-type="float" office:value="175" calcext:value-type="float">
            <text:p>175</text:p>
          </table:table-cell>
          <table:table-cell table:formula="of:=SQRT([.B3]^2+([.A3]-[.$A$7])^2)" office:value-type="float" office:value="22.3606797749979" calcext:value-type="float">
            <text:p>22.360679774997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table:formula="of:=([.A4]-[.A$7])^2" office:value-type="float" office:value="400" calcext:value-type="float">
            <text:p>400</text:p>
          </table:table-cell>
          <table:table-cell table:formula="of:=([.B4]-[.B$7])^2" office:value-type="float" office:value="56.25" calcext:value-type="float">
            <text:p>56.25</text:p>
          </table:table-cell>
          <table:table-cell table:formula="of:=[.C4]+[.D4]" office:value-type="float" office:value="456.25" calcext:value-type="float">
            <text:p>456.25</text:p>
          </table:table-cell>
          <table:table-cell table:formula="of:=SQRT([.A4]^2+[.B4]^2)" office:value-type="float" office:value="160.078105935821" calcext:value-type="float">
            <text:p>160.078105935821</text:p>
          </table:table-cell>
          <table:table-cell table:formula="of:=[.A4]-[.A$7]" office:value-type="float" office:value="-20" calcext:value-type="float">
            <text:p>-20</text:p>
          </table:table-cell>
          <table:table-cell table:formula="of:=[.B4]-[.B$7]" office:value-type="float" office:value="-7.5" calcext:value-type="float">
            <text:p>-7.5</text:p>
          </table:table-cell>
          <table:table-cell table:formula="of:=[.G4]*[.H4]" office:value-type="float" office:value="150" calcext:value-type="float">
            <text:p>150</text:p>
          </table:table-cell>
          <table:table-cell table:formula="of:=SQRT([.B4]^2+([.A4]-[.$A$7])^2)" office:value-type="float" office:value="20.6155281280883" calcext:value-type="float">
            <text:p>20.615528128088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formula="of:=([.A5]-[.A$7])^2" office:value-type="float" office:value="100" calcext:value-type="float">
            <text:p>100</text:p>
          </table:table-cell>
          <table:table-cell table:formula="of:=([.B5]-[.B$7])^2" office:value-type="float" office:value="56.25" calcext:value-type="float">
            <text:p>56.25</text:p>
          </table:table-cell>
          <table:table-cell table:formula="of:=[.C5]+[.D5]" office:value-type="float" office:value="156.25" calcext:value-type="float">
            <text:p>156.25</text:p>
          </table:table-cell>
          <table:table-cell table:formula="of:=SQRT([.A5]^2+[.B5]^2)" office:value-type="float" office:value="170.293863659264" calcext:value-type="float">
            <text:p>170.293863659264</text:p>
          </table:table-cell>
          <table:table-cell table:formula="of:=[.A5]-[.A$7]" office:value-type="float" office:value="-10" calcext:value-type="float">
            <text:p>-10</text:p>
          </table:table-cell>
          <table:table-cell table:formula="of:=[.B5]-[.B$7]" office:value-type="float" office:value="7.5" calcext:value-type="float">
            <text:p>7.5</text:p>
          </table:table-cell>
          <table:table-cell table:formula="of:=[.G5]*[.H5]" office:value-type="float" office:value="-75" calcext:value-type="float">
            <text:p>-75</text:p>
          </table:table-cell>
          <table:table-cell table:formula="of:=SQRT([.B5]^2+([.A5]-[.$A$7])^2)" office:value-type="float" office:value="14.142135623731" calcext:value-type="float">
            <text:p>14.14213562373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2:.A5])" office:value-type="float" office:value="180" calcext:value-type="float">
            <text:p>180</text:p>
          </table:table-cell>
          <table:table-cell table:formula="of:=AVERAGE([.B2:.B5])" office:value-type="float" office:value="2.5" calcext:value-type="float">
            <text:p>2.5</text:p>
          </table:table-cell>
          <table:table-cell table:formula="of:=SUM([.C2:.C5])" office:value-type="float" office:value="1000" calcext:value-type="float">
            <text:p>1000</text:p>
          </table:table-cell>
          <table:table-cell table:formula="of:=SUM([.D2:.D5])" office:value-type="float" office:value="725" calcext:value-type="float">
            <text:p>725</text:p>
          </table:table-cell>
          <table:table-cell table:formula="of:=SUM([.E2:.E6])" office:value-type="float" office:value="1725" calcext:value-type="float">
            <text:p>1725</text:p>
          </table:table-cell>
          <table:table-cell table:formula="of:=AVERAGE([.F2:.F5])" office:value-type="float" office:value="180.495853135457" calcext:value-type="float">
            <text:p>180.495853135457</text:p>
          </table:table-cell>
          <table:table-cell/>
          <table:table-cell office:value-type="string" calcext:value-type="string">
            <text:p>covariation</text:p>
          </table:table-cell>
          <table:table-cell table:formula="of:=SUM([.I2:.I5])" office:value-type="float" office:value="-100" calcext:value-type="float">
            <text:p>-100</text:p>
          </table:table-cell>
          <table:table-cell table:formula="of:=AVERAGE([.J2:.J5])" office:value-type="float" office:value="20.5295858817043" calcext:value-type="float">
            <text:p>20.5295858817043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table:number-columns-repeated="4"/>
          <table:table-cell table:formula="of:=SQRT([.E7]/10)" office:value-type="float" office:value="13.1339255365637" calcext:value-type="float">
            <text:p>13.13392553656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x*Sy</text:p>
          </table:table-cell>
          <table:table-cell table:style-name="ce5" table:formula="of:=[.C7]*[.D7]" office:value-type="float" office:value="725000" calcext:value-type="float">
            <text:p>725000</text:p>
          </table:table-cell>
          <table:table-cell table:number-columns-repeated="4"/>
          <table:table-cell table:style-name="ce5" office:value-type="string" calcext:value-type="string">
            <text:p>correlation</text:p>
          </table:table-cell>
          <table:table-cell table:style-name="ce5" table:formula="of:=[.I7]/[.C10]" office:value-type="float" office:value="-0.117444043902941" calcext:value-type="float">
            <text:p>-0.117444043902941</text:p>
          </table:table-cell>
          <table:table-cell table:formula="of:=[.J7]/[.A7]" office:value-type="float" office:value="0.114053254898357" calcext:value-type="float">
            <text:p>0.114053254898357</text:p>
          </table:table-cell>
          <table:table-cell office:value-type="string" calcext:value-type="string">
            <text:p>MRE_Distance</text:p>
          </table:table-cell>
        </table:table-row>
        <table:table-row table:style-name="ro1">
          <table:table-cell table:number-columns-repeated="2"/>
          <table:table-cell table:formula="of:=SQRT([.C9])" office:value-type="float" office:value="851.46931829632" calcext:value-type="float">
            <text:p>851.4693182963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g 2alfa</text:p>
          </table:table-cell>
          <table:table-cell table:formula="of:=2*[.I9]*[.A14]*[.B14]/([.B14]^2-[.A14]^2)" office:value-type="float" office:value="0.727272727272742" calcext:value-type="float">
            <text:p>0.72727272727274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style-name="ce4" office:value-type="string" calcext:value-type="string">
            <text:p>Sx</text:p>
          </table:table-cell>
          <table:table-cell table:formula="of:=[.C7]/10" office:value-type="float" office:value="100" calcext:value-type="float">
            <text:p>100</text:p>
          </table:table-cell>
          <table:table-cell table:formula="of:=[.D7]/10" office:value-type="float" office:value="72.5" calcext:value-type="float">
            <text:p>72.5</text:p>
          </table:table-cell>
          <table:table-cell table:number-columns-repeated="7"/>
        </table:table-row>
        <table:table-row table:style-name="ro1">
          <table:table-cell table:style-name="ce3" table:formula="of:=COM.MICROSOFT.STDEV.P([.A2:.A5])" office:value-type="float" office:value="15.8113883008419" calcext:value-type="float">
            <text:p>15.8113883008419</text:p>
          </table:table-cell>
          <table:table-cell table:style-name="ce4" table:formula="of:=COM.MICROSOFT.STDEV.P([.B2:.B5])" office:value-type="float" office:value="13.4629120178363" calcext:value-type="float">
            <text:p>13.4629120178363</text:p>
          </table:table-cell>
          <table:table-cell table:formula="of:=SQRT([.C13])" office:value-type="float" office:value="10" calcext:value-type="float">
            <text:p>10</text:p>
          </table:table-cell>
          <table:table-cell table:formula="of:=SQRT([.D13])" office:value-type="float" office:value="8.5146931829632" calcext:value-type="float">
            <text:p>8.5146931829632</text:p>
          </table:table-cell>
          <table:table-cell table:number-columns-repeated="3"/>
          <table:table-cell table:style-name="ce10" office:value-type="string" calcext:value-type="string">
            <text:p>alfa</text:p>
          </table:table-cell>
          <table:table-cell table:style-name="ce10" table:formula="of:=ATAN([.I12])/2" office:value-type="float" office:value="0.314398143207721" calcext:value-type="float">
            <text:p>0.31439814320772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A14]*[.B14]" office:value-type="float" office:value="212.867329574081" calcext:value-type="float">
            <text:p>212.867329574081</text:p>
          </table:table-cell>
          <table:table-cell table:number-columns-repeated="8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(x-x*)^2</text:p>
          </table:table-cell>
          <table:table-cell table:style-name="ce1" office:value-type="string" calcext:value-type="string">
            <text:p>(y-y*)^2</text:p>
          </table:table-cell>
          <table:table-cell table:style-name="ce1" office:value-type="string" calcext:value-type="string">
            <text:p>()+(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(x-x*)</text:p>
          </table:table-cell>
          <table:table-cell table:style-name="ce1" office:value-type="string" calcext:value-type="string">
            <text:p>(y-y*)</text:p>
          </table:table-cell>
          <table:table-cell table:style-name="ce1" office:value-type="string" calcext:value-type="string">
            <text:p>(x-x*)*(y-y*)</text:p>
          </table:table-cell>
          <table:table-cell table:style-name="ce1" office:value-type="string" calcext:value-type="string">
            <text:p>RE</text:p>
          </table:table-cell>
          <table:table-cell/>
        </table:table-row>
        <table:table-row table:style-name="ro1">
          <table:table-cell office:value-type="float" office:value="156.6888857" calcext:value-type="float">
            <text:p>156.6888857</text:p>
          </table:table-cell>
          <table:table-cell office:value-type="float" office:value="3.815055439" calcext:value-type="float">
            <text:p>3.815055439</text:p>
          </table:table-cell>
          <table:table-cell table:formula="of:=([.A2]-[.A$13])^2" office:value-type="float" office:value="71.5167648347278" calcext:value-type="float">
            <text:p>71.5167648347278</text:p>
          </table:table-cell>
          <table:table-cell table:formula="of:=([.B2]-[.B$13])^2" office:value-type="float" office:value="5.82396151841109" calcext:value-type="float">
            <text:p>5.82396151841109</text:p>
          </table:table-cell>
          <table:table-cell table:formula="of:=[.C2]+[.D2]" office:value-type="float" office:value="77.3407263531389" calcext:value-type="float">
            <text:p>77.3407263531389</text:p>
          </table:table-cell>
          <table:table-cell table:formula="of:=SQRT([.A2]^2+[.B2]^2)" office:value-type="float" office:value="156.735323236054" calcext:value-type="float">
            <text:p>156.735323236054</text:p>
          </table:table-cell>
          <table:table-cell table:formula="of:=[.A2]-[.A$13]" office:value-type="float" office:value="-8.45675853" calcext:value-type="float">
            <text:p>-8.45675853</text:p>
          </table:table-cell>
          <table:table-cell table:formula="of:=[.B2]-[.B$13]" office:value-type="float" office:value="2.4132885278" calcext:value-type="float">
            <text:p>2.4132885278</text:p>
          </table:table-cell>
          <table:table-cell table:formula="of:=[.G2]*[.H2]" office:value-type="float" office:value="-20.4085983428238" calcext:value-type="float">
            <text:p>-20.4085983428238</text:p>
          </table:table-cell>
          <table:table-cell table:formula="of:=SQRT([.B2]^2+([.A2]-[.$A$13])^2)" office:value-type="float" office:value="9.27746801866605" calcext:value-type="float">
            <text:p>9.27746801866605</text:p>
          </table:table-cell>
          <table:table-cell/>
        </table:table-row>
        <table:table-row table:style-name="ro1">
          <table:table-cell office:value-type="float" office:value="143.4188657" calcext:value-type="float">
            <text:p>143.4188657</text:p>
          </table:table-cell>
          <table:table-cell office:value-type="float" office:value="9.801229593" calcext:value-type="float">
            <text:p>9.801229593</text:p>
          </table:table-cell>
          <table:table-cell table:formula="of:=([.A3]-[.A$13])^2" office:value-type="float" office:value="472.052905291669" calcext:value-type="float">
            <text:p>472.052905291669</text:p>
          </table:table-cell>
          <table:table-cell table:formula="of:=([.B3]-[.B$13])^2" office:value-type="float" office:value="70.5509733429508" calcext:value-type="float">
            <text:p>70.5509733429508</text:p>
          </table:table-cell>
          <table:table-cell table:formula="of:=[.C3]+[.D3]" office:value-type="float" office:value="542.603878634619" calcext:value-type="float">
            <text:p>542.603878634619</text:p>
          </table:table-cell>
          <table:table-cell table:formula="of:=SQRT([.A3]^2+[.B3]^2)" office:value-type="float" office:value="143.753383056571" calcext:value-type="float">
            <text:p>143.753383056571</text:p>
          </table:table-cell>
          <table:table-cell table:formula="of:=[.A3]-[.A$13]" office:value-type="float" office:value="-21.72677853" calcext:value-type="float">
            <text:p>-21.72677853</text:p>
          </table:table-cell>
          <table:table-cell table:formula="of:=[.B3]-[.B$13]" office:value-type="float" office:value="8.3994626818" calcext:value-type="float">
            <text:p>8.3994626818</text:p>
          </table:table-cell>
          <table:table-cell table:formula="of:=[.G3]*[.H3]" office:value-type="float" office:value="-182.493265458468" calcext:value-type="float">
            <text:p>-182.493265458468</text:p>
          </table:table-cell>
          <table:table-cell table:formula="of:=SQRT([.B3]^2+([.A3]-[.$A$13])^2)" office:value-type="float" office:value="23.8352051979077" calcext:value-type="float">
            <text:p>23.8352051979077</text:p>
          </table:table-cell>
          <table:table-cell/>
        </table:table-row>
        <table:table-row table:style-name="ro1">
          <table:table-cell office:value-type="float" office:value="150.4916492" calcext:value-type="float">
            <text:p>150.4916492</text:p>
          </table:table-cell>
          <table:table-cell office:value-type="float" office:value="1.072741426" calcext:value-type="float">
            <text:p>1.072741426</text:p>
          </table:table-cell>
          <table:table-cell table:formula="of:=([.A4]-[.A$13])^2" office:value-type="float" office:value="214.739570339264" calcext:value-type="float">
            <text:p>214.739570339264</text:p>
          </table:table-cell>
          <table:table-cell table:formula="of:=([.B4]-[.B$13])^2" office:value-type="float" office:value="0.108257769911096" calcext:value-type="float">
            <text:p>0.108257769911096</text:p>
          </table:table-cell>
          <table:table-cell table:formula="of:=[.C4]+[.D4]" office:value-type="float" office:value="214.847828109175" calcext:value-type="float">
            <text:p>214.847828109175</text:p>
          </table:table-cell>
          <table:table-cell table:formula="of:=SQRT([.A4]^2+[.B4]^2)" office:value-type="float" office:value="150.495472533571" calcext:value-type="float">
            <text:p>150.495472533571</text:p>
          </table:table-cell>
          <table:table-cell table:formula="of:=[.A4]-[.A$13]" office:value-type="float" office:value="-14.65399503" calcext:value-type="float">
            <text:p>-14.65399503</text:p>
          </table:table-cell>
          <table:table-cell table:formula="of:=[.B4]-[.B$13]" office:value-type="float" office:value="-0.329025485200001" calcext:value-type="float">
            <text:p>-0.329025485200001</text:p>
          </table:table-cell>
          <table:table-cell table:formula="of:=[.G4]*[.H4]" office:value-type="float" office:value="4.82153782486414" calcext:value-type="float">
            <text:p>4.82153782486414</text:p>
          </table:table-cell>
          <table:table-cell table:formula="of:=SQRT([.B4]^2+([.A4]-[.$A$13])^2)" office:value-type="float" office:value="14.6932074274585" calcext:value-type="float">
            <text:p>14.6932074274585</text:p>
          </table:table-cell>
          <table:table-cell/>
        </table:table-row>
        <table:table-row table:style-name="ro1">
          <table:table-cell office:value-type="float" office:value="160.0302055" calcext:value-type="float">
            <text:p>160.0302055</text:p>
          </table:table-cell>
          <table:table-cell office:value-type="float" office:value="4.275803321" calcext:value-type="float">
            <text:p>4.275803321</text:p>
          </table:table-cell>
          <table:table-cell table:formula="of:=([.A5]-[.A$13])^2" office:value-type="float" office:value="26.167713400384" calcext:value-type="float">
            <text:p>26.167713400384</text:p>
          </table:table-cell>
          <table:table-cell table:formula="of:=([.B5]-[.B$13])^2" office:value-type="float" office:value="8.26008528485607" calcext:value-type="float">
            <text:p>8.26008528485607</text:p>
          </table:table-cell>
          <table:table-cell table:formula="of:=[.C5]+[.D5]" office:value-type="float" office:value="34.42779868524" calcext:value-type="float">
            <text:p>34.42779868524</text:p>
          </table:table-cell>
          <table:table-cell table:formula="of:=SQRT([.A5]^2+[.B5]^2)" office:value-type="float" office:value="160.087317319056" calcext:value-type="float">
            <text:p>160.087317319056</text:p>
          </table:table-cell>
          <table:table-cell table:formula="of:=[.A5]-[.A$13]" office:value-type="float" office:value="-5.11543872999999" calcext:value-type="float">
            <text:p>-5.11543872999999</text:p>
          </table:table-cell>
          <table:table-cell table:formula="of:=[.B5]-[.B$13]" office:value-type="float" office:value="2.8740364098" calcext:value-type="float">
            <text:p>2.8740364098</text:p>
          </table:table-cell>
          <table:table-cell table:formula="of:=[.G5]*[.H5]" office:value-type="float" office:value="-14.7019571621211" calcext:value-type="float">
            <text:p>-14.7019571621211</text:p>
          </table:table-cell>
          <table:table-cell table:formula="of:=SQRT([.B5]^2+([.A5]-[.$A$13])^2)" office:value-type="float" office:value="6.66709887734227" calcext:value-type="float">
            <text:p>6.66709887734227</text:p>
          </table:table-cell>
          <table:table-cell/>
        </table:table-row>
        <table:table-row table:style-name="ro1">
          <table:table-cell office:value-type="float" office:value="168.7459259" calcext:value-type="float">
            <text:p>168.7459259</text:p>
          </table:table-cell>
          <table:table-cell office:value-type="float" office:value="-1.377089486" calcext:value-type="float">
            <text:p>-1.377089486</text:p>
          </table:table-cell>
          <table:table-cell table:formula="of:=([.A6]-[.A$13])^2" office:value-type="float" office:value="12.9620281033381" calcext:value-type="float">
            <text:p>12.9620281033381</text:p>
          </table:table-cell>
          <table:table-cell table:formula="of:=([.B6]-[.B$13])^2" office:value-type="float" office:value="7.72204287625937" calcext:value-type="float">
            <text:p>7.72204287625937</text:p>
          </table:table-cell>
          <table:table-cell table:formula="of:=[.C6]+[.D6]" office:value-type="float" office:value="20.6840709795975" calcext:value-type="float">
            <text:p>20.6840709795975</text:p>
          </table:table-cell>
          <table:table-cell table:formula="of:=SQRT([.A6]^2+[.B6]^2)" office:value-type="float" office:value="168.751544832338" calcext:value-type="float">
            <text:p>168.751544832338</text:p>
          </table:table-cell>
          <table:table-cell table:formula="of:=[.A6]-[.A$13]" office:value-type="float" office:value="3.60028167000002" calcext:value-type="float">
            <text:p>3.60028167000002</text:p>
          </table:table-cell>
          <table:table-cell table:formula="of:=[.B6]-[.B$13]" office:value-type="float" office:value="-2.7788563972" calcext:value-type="float">
            <text:p>-2.7788563972</text:p>
          </table:table-cell>
          <table:table-cell table:formula="of:=[.G6]*[.H6]" office:value-type="float" office:value="-10.0046657504014" calcext:value-type="float">
            <text:p>-10.0046657504014</text:p>
          </table:table-cell>
          <table:table-cell table:formula="of:=SQRT([.B6]^2+([.A6]-[.$A$13])^2)" office:value-type="float" office:value="3.85465997927052" calcext:value-type="float">
            <text:p>3.85465997927052</text:p>
          </table:table-cell>
          <table:table-cell/>
        </table:table-row>
        <table:table-row table:style-name="ro1">
          <table:table-cell office:value-type="float" office:value="171.6656936" calcext:value-type="float">
            <text:p>171.6656936</text:p>
          </table:table-cell>
          <table:table-cell office:value-type="float" office:value="-0.470182886" calcext:value-type="float">
            <text:p>-0.470182886</text:p>
          </table:table-cell>
          <table:table-cell table:formula="of:=([.A7]-[.A$13])^2" office:value-type="float" office:value="42.5110437872375" calcext:value-type="float">
            <text:p>42.5110437872375</text:p>
          </table:table-cell>
          <table:table-cell table:formula="of:=([.B7]-[.B$13])^2" office:value-type="float" office:value="3.50419604323712" calcext:value-type="float">
            <text:p>3.50419604323712</text:p>
          </table:table-cell>
          <table:table-cell table:formula="of:=[.C7]+[.D7]" office:value-type="float" office:value="46.0152398304746" calcext:value-type="float">
            <text:p>46.0152398304746</text:p>
          </table:table-cell>
          <table:table-cell table:formula="of:=SQRT([.A7]^2+[.B7]^2)" office:value-type="float" office:value="171.666337501315" calcext:value-type="float">
            <text:p>171.666337501315</text:p>
          </table:table-cell>
          <table:table-cell table:formula="of:=[.A7]-[.A$13]" office:value-type="float" office:value="6.52004937000001" calcext:value-type="float">
            <text:p>6.52004937000001</text:p>
          </table:table-cell>
          <table:table-cell table:formula="of:=[.B7]-[.B$13]" office:value-type="float" office:value="-1.8719497972" calcext:value-type="float">
            <text:p>-1.8719497972</text:p>
          </table:table-cell>
          <table:table-cell table:formula="of:=[.G7]*[.H7]" office:value-type="float" office:value="-12.2052050959055" calcext:value-type="float">
            <text:p>-12.2052050959055</text:p>
          </table:table-cell>
          <table:table-cell table:formula="of:=SQRT([.B7]^2+([.A7]-[.$A$13])^2)" office:value-type="float" office:value="6.5369806282048" calcext:value-type="float">
            <text:p>6.5369806282048</text:p>
          </table:table-cell>
          <table:table-cell/>
        </table:table-row>
        <table:table-row table:style-name="ro1">
          <table:table-cell office:value-type="float" office:value="199.4749138" calcext:value-type="float">
            <text:p>199.4749138</text:p>
          </table:table-cell>
          <table:table-cell office:value-type="float" office:value="-7.165128049" calcext:value-type="float">
            <text:p>-7.165128049</text:p>
          </table:table-cell>
          <table:table-cell table:formula="of:=([.A8]-[.A$13])^2" office:value-type="float" office:value="1178.49874920973" calcext:value-type="float">
            <text:p>1178.49874920973</text:p>
          </table:table-cell>
          <table:table-cell table:formula="of:=([.B8]-[.B$13])^2" office:value-type="float" office:value="73.3916892591002" calcext:value-type="float">
            <text:p>73.3916892591002</text:p>
          </table:table-cell>
          <table:table-cell table:formula="of:=[.C8]+[.D8]" office:value-type="float" office:value="1251.89043846883" calcext:value-type="float">
            <text:p>1251.89043846883</text:p>
          </table:table-cell>
          <table:table-cell table:formula="of:=SQRT([.A8]^2+[.B8]^2)" office:value-type="float" office:value="199.60355782269" calcext:value-type="float">
            <text:p>199.60355782269</text:p>
          </table:table-cell>
          <table:table-cell table:formula="of:=[.A8]-[.A$13]" office:value-type="float" office:value="34.32926957" calcext:value-type="float">
            <text:p>34.32926957</text:p>
          </table:table-cell>
          <table:table-cell table:formula="of:=[.B8]-[.B$13]" office:value-type="float" office:value="-8.5668949602" calcext:value-type="float">
            <text:p>-8.5668949602</text:p>
          </table:table-cell>
          <table:table-cell table:formula="of:=[.G8]*[.H8]" office:value-type="float" office:value="-294.09524646658" calcext:value-type="float">
            <text:p>-294.09524646658</text:p>
          </table:table-cell>
          <table:table-cell table:formula="of:=SQRT([.B8]^2+([.A8]-[.$A$13])^2)" office:value-type="float" office:value="35.069043459557" calcext:value-type="float">
            <text:p>35.069043459557</text:p>
          </table:table-cell>
          <table:table-cell/>
        </table:table-row>
        <table:table-row table:style-name="ro1">
          <table:table-cell office:value-type="float" office:value="173.1849204" calcext:value-type="float">
            <text:p>173.1849204</text:p>
          </table:table-cell>
          <table:table-cell office:value-type="float" office:value="3.757107124" calcext:value-type="float">
            <text:p>3.757107124</text:p>
          </table:table-cell>
          <table:table-cell table:formula="of:=([.A9]-[.A$13])^2" office:value-type="float" office:value="64.6299613375302" calcext:value-type="float">
            <text:p>64.6299613375302</text:p>
          </table:table-cell>
          <table:table-cell table:formula="of:=([.B9]-[.B$13])^2" office:value-type="float" office:value="5.54762751803275" calcext:value-type="float">
            <text:p>5.54762751803275</text:p>
          </table:table-cell>
          <table:table-cell table:formula="of:=[.C9]+[.D9]" office:value-type="float" office:value="70.177588855563" calcext:value-type="float">
            <text:p>70.177588855563</text:p>
          </table:table-cell>
          <table:table-cell table:formula="of:=SQRT([.A9]^2+[.B9]^2)" office:value-type="float" office:value="173.225669309994" calcext:value-type="float">
            <text:p>173.225669309994</text:p>
          </table:table-cell>
          <table:table-cell table:formula="of:=[.A9]-[.A$13]" office:value-type="float" office:value="8.03927617000002" calcext:value-type="float">
            <text:p>8.03927617000002</text:p>
          </table:table-cell>
          <table:table-cell table:formula="of:=[.B9]-[.B$13]" office:value-type="float" office:value="2.3553402128" calcext:value-type="float">
            <text:p>2.3553402128</text:p>
          </table:table-cell>
          <table:table-cell table:formula="of:=[.G9]*[.H9]" office:value-type="float" office:value="18.9352304450058" calcext:value-type="float">
            <text:p>18.9352304450058</text:p>
          </table:table-cell>
          <table:table-cell table:formula="of:=SQRT([.B9]^2+([.A9]-[.$A$13])^2)" office:value-type="float" office:value="8.87388388918526" calcext:value-type="float">
            <text:p>8.87388388918526</text:p>
          </table:table-cell>
          <table:table-cell/>
        </table:table-row>
        <table:table-row table:style-name="ro1">
          <table:table-cell office:value-type="float" office:value="160.9691625" calcext:value-type="float">
            <text:p>160.9691625</text:p>
          </table:table-cell>
          <table:table-cell office:value-type="float" office:value="14.07689612" calcext:value-type="float">
            <text:p>14.07689612</text:p>
          </table:table-cell>
          <table:table-cell table:formula="of:=([.A10]-[.A$13])^2" office:value-type="float" office:value="17.4429996410236" calcext:value-type="float">
            <text:p>17.4429996410236</text:p>
          </table:table-cell>
          <table:table-cell table:formula="of:=([.B10]-[.B$13])^2" office:value-type="float" office:value="160.658900459775" calcext:value-type="float">
            <text:p>160.658900459775</text:p>
          </table:table-cell>
          <table:table-cell table:formula="of:=[.C10]+[.D10]" office:value-type="float" office:value="178.101900100799" calcext:value-type="float">
            <text:p>178.101900100799</text:p>
          </table:table-cell>
          <table:table-cell table:formula="of:=SQRT([.A10]^2+[.B10]^2)" office:value-type="float" office:value="161.583508689237" calcext:value-type="float">
            <text:p>161.583508689237</text:p>
          </table:table-cell>
          <table:table-cell table:formula="of:=[.A10]-[.A$13]" office:value-type="float" office:value="-4.17648172999998" calcext:value-type="float">
            <text:p>-4.17648172999998</text:p>
          </table:table-cell>
          <table:table-cell table:formula="of:=[.B10]-[.B$13]" office:value-type="float" office:value="12.6751292088" calcext:value-type="float">
            <text:p>12.6751292088</text:p>
          </table:table-cell>
          <table:table-cell table:formula="of:=[.G10]*[.H10]" office:value-type="float" office:value="-52.9374455659423" calcext:value-type="float">
            <text:p>-52.9374455659423</text:p>
          </table:table-cell>
          <table:table-cell table:formula="of:=SQRT([.B10]^2+([.A10]-[.$A$13])^2)" office:value-type="float" office:value="14.6833921153899" calcext:value-type="float">
            <text:p>14.6833921153899</text:p>
          </table:table-cell>
          <table:table-cell/>
        </table:table-row>
        <table:table-row table:style-name="ro1">
          <table:table-cell office:value-type="float" office:value="166.78622" calcext:value-type="float">
            <text:p>166.78622</text:p>
          </table:table-cell>
          <table:table-cell office:value-type="float" office:value="-13.76876349" calcext:value-type="float">
            <text:p>-13.76876349</text:p>
          </table:table-cell>
          <table:table-cell table:formula="of:=([.A11]-[.A$13])^2" office:value-type="float" office:value="2.69148885711109" calcext:value-type="float">
            <text:p>2.69148885711109</text:p>
          </table:table-cell>
          <table:table-cell table:formula="of:=([.B11]-[.B$13])^2" office:value-type="float" office:value="230.144992653733" calcext:value-type="float">
            <text:p>230.144992653733</text:p>
          </table:table-cell>
          <table:table-cell table:formula="of:=[.C11]+[.D11]" office:value-type="float" office:value="232.836481510845" calcext:value-type="float">
            <text:p>232.836481510845</text:p>
          </table:table-cell>
          <table:table-cell table:formula="of:=SQRT([.A11]^2+[.B11]^2)" office:value-type="float" office:value="167.353583857448" calcext:value-type="float">
            <text:p>167.353583857448</text:p>
          </table:table-cell>
          <table:table-cell table:formula="of:=[.A11]-[.A$13]" office:value-type="float" office:value="1.64057577" calcext:value-type="float">
            <text:p>1.64057577</text:p>
          </table:table-cell>
          <table:table-cell table:formula="of:=[.B11]-[.B$13]" office:value-type="float" office:value="-15.1705304012" calcext:value-type="float">
            <text:p>-15.1705304012</text:p>
          </table:table-cell>
          <table:table-cell table:formula="of:=[.G11]*[.H11]" office:value-type="float" office:value="-24.8884045942571" calcext:value-type="float">
            <text:p>-24.8884045942571</text:p>
          </table:table-cell>
          <table:table-cell table:formula="of:=SQRT([.B11]^2+([.A11]-[.$A$13])^2)" office:value-type="float" office:value="13.8661579718633" calcext:value-type="float">
            <text:p>13.866157971863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2:.A11])" office:value-type="float" office:value="165.14564423" calcext:value-type="float">
            <text:p>165.14564423</text:p>
          </table:table-cell>
          <table:table-cell table:formula="of:=AVERAGE([.B2:.B11])" office:value-type="float" office:value="1.4017669112" calcext:value-type="float">
            <text:p>1.4017669112</text:p>
          </table:table-cell>
          <table:table-cell table:formula="of:=SUM([.C2:.C11])" office:value-type="float" office:value="2103.21322480201" calcext:value-type="float">
            <text:p>2103.21322480201</text:p>
          </table:table-cell>
          <table:table-cell table:formula="of:=SUM([.D2:.D11])" office:value-type="float" office:value="565.712726726267" calcext:value-type="float">
            <text:p>565.712726726267</text:p>
          </table:table-cell>
          <table:table-cell table:formula="of:=SUM([.E2:.E12])" office:value-type="float" office:value="2668.92595152828" calcext:value-type="float">
            <text:p>2668.92595152828</text:p>
          </table:table-cell>
          <table:table-cell table:formula="of:=AVERAGE([.F2:.F11])" office:value-type="float" office:value="165.325569815828" calcext:value-type="float">
            <text:p>165.325569815828</text:p>
          </table:table-cell>
          <table:table-cell/>
          <table:table-cell office:value-type="string" calcext:value-type="string">
            <text:p>covariation</text:p>
          </table:table-cell>
          <table:table-cell table:formula="of:=SUM([.I2:.I11])" office:value-type="float" office:value="-587.97802016663" calcext:value-type="float">
            <text:p>-587.97802016663</text:p>
          </table:table-cell>
          <table:table-cell table:formula="of:=AVERAGE([.J2:.J11])" office:value-type="float" office:value="13.7357097564845" calcext:value-type="float">
            <text:p>13.7357097564845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table:number-columns-repeated="4"/>
          <table:table-cell table:formula="of:=SQRT([.E13]/10)" office:value-type="float" office:value="16.3368477728363" calcext:value-type="float">
            <text:p>16.33684777283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x*Sy</text:p>
          </table:table-cell>
          <table:table-cell table:style-name="ce5" table:formula="of:=[.C13]*[.D13]" office:value-type="float" office:value="1189814.48828949" calcext:value-type="float">
            <text:p>1189814.48828949</text:p>
          </table:table-cell>
          <table:table-cell table:number-columns-repeated="4"/>
          <table:table-cell table:style-name="ce5" office:value-type="string" calcext:value-type="string">
            <text:p>correlation</text:p>
          </table:table-cell>
          <table:table-cell table:style-name="ce5" table:formula="of:=[.I13]/[.C16]" office:value-type="float" office:value="-0.539040585119651" calcext:value-type="float">
            <text:p>-0.539040585119651</text:p>
          </table:table-cell>
          <table:table-cell table:formula="of:=[.J13]/[.A13]" office:value-type="float" office:value="0.083173309356889" calcext:value-type="float">
            <text:p>0.083173309356889</text:p>
          </table:table-cell>
          <table:table-cell office:value-type="string" calcext:value-type="string">
            <text:p>MRE_Distance</text:p>
          </table:table-cell>
        </table:table-row>
        <table:table-row table:style-name="ro1">
          <table:table-cell table:number-columns-repeated="2"/>
          <table:table-cell table:formula="of:=SQRT([.C15])" office:value-type="float" office:value="1090.78617899637" calcext:value-type="float">
            <text:p>1090.7861789963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g 2alfa</text:p>
          </table:table-cell>
          <table:table-cell table:formula="of:=2*[.I15]*[.A20]*[.B20]/([.B20]^2-[.A20]^2)" office:value-type="float" office:value="0.764849209353117" calcext:value-type="float">
            <text:p>0.76484920935311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style-name="ce4" office:value-type="string" calcext:value-type="string">
            <text:p>Sx</text:p>
          </table:table-cell>
          <table:table-cell table:formula="of:=[.C13]/10" office:value-type="float" office:value="210.321322480201" calcext:value-type="float">
            <text:p>210.321322480201</text:p>
          </table:table-cell>
          <table:table-cell table:formula="of:=[.D13]/10" office:value-type="float" office:value="56.5712726726267" calcext:value-type="float">
            <text:p>56.5712726726267</text:p>
          </table:table-cell>
          <table:table-cell table:number-columns-repeated="7"/>
        </table:table-row>
        <table:table-row table:style-name="ro1">
          <table:table-cell table:style-name="ce3" table:formula="of:=COM.MICROSOFT.STDEV.P([.A2:.A11])" office:value-type="float" office:value="14.502459187331" calcext:value-type="float">
            <text:p>14.502459187331</text:p>
          </table:table-cell>
          <table:table-cell table:style-name="ce4" table:formula="of:=COM.MICROSOFT.STDEV.P([.B2:.B11])" office:value-type="float" office:value="7.52138768264385" calcext:value-type="float">
            <text:p>7.52138768264385</text:p>
          </table:table-cell>
          <table:table-cell table:formula="of:=SQRT([.C19])" office:value-type="float" office:value="14.502459187331" calcext:value-type="float">
            <text:p>14.502459187331</text:p>
          </table:table-cell>
          <table:table-cell table:formula="of:=SQRT([.D19])" office:value-type="float" office:value="7.52138768264385" calcext:value-type="float">
            <text:p>7.52138768264385</text:p>
          </table:table-cell>
          <table:table-cell table:number-columns-repeated="3"/>
          <table:table-cell office:value-type="string" calcext:value-type="string">
            <text:p>alfa</text:p>
          </table:table-cell>
          <table:table-cell table:formula="of:=ATAN([.I18])/2" office:value-type="float" office:value="0.326468532404564" calcext:value-type="float">
            <text:p>0.32646853240456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A20]*[.B20]" office:value-type="float" office:value="109.078617899637" calcext:value-type="float">
            <text:p>109.0786178996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4:43:03.935274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7:51:38.908303286</meta:creation-date>
    <meta:editing-duration>PT8H18M38S</meta:editing-duration>
    <meta:editing-cycles>6</meta:editing-cycles>
    <meta:generator>LibreOffice/6.0.7.3$Linux_X86_64 LibreOffice_project/00m0$Build-3</meta:generator>
    <dc:date>2019-09-25T14:43:13.465498311</dc:date>
    <meta:document-statistic meta:table-count="2" meta:cell-count="222" meta:object-count="0"/>
  </office:meta>
</office:document-meta>
</file>